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7.541cm" fo:break-before="auto" style:use-optimal-row-height="true"/>
    </style:style>
    <style:style style:name="ro3" style:family="table-row">
      <style:table-row-properties style:row-height="6.415cm" fo:break-before="auto" style:use-optimal-row-height="true"/>
    </style:style>
    <style:style style:name="ro4" style:family="table-row">
      <style:table-row-properties style:row-height="5.666cm" fo:break-before="auto" style:use-optimal-row-height="true"/>
    </style:style>
    <style:style style:name="ro5" style:family="table-row">
      <style:table-row-properties style:row-height="4.542cm" fo:break-before="auto" style:use-optimal-row-height="true"/>
    </style:style>
    <style:style style:name="ro6" style:family="table-row">
      <style:table-row-properties style:row-height="2.293cm" fo:break-before="auto" style:use-optimal-row-height="true"/>
    </style:style>
    <style:style style:name="ro7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color="#ff0000" fo:hyphenate="true"/>
    </style:style>
    <style:style style:name="ce4" style:family="table-cell" style:parent-style-name="Default">
      <style:table-cell-properties fo:background-color="transparent" fo:wrap-option="wrap"/>
      <style:text-properties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  <style:style style:name="T4" style:family="text"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социальные психологи </text:p>
          </table:table-cell>
          <table:table-cell office:value-type="string">
            <text:p>психологи</text:p>
          </table:table-cell>
          <table:table-cell office:value-type="string">
            <text:p>спецы по динамике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идейность,</text:span> <text:span text:style-name="T2">свойства </text:span><text:span text:style-name="T2">идей (их </text:span><text:span text:style-name="T2">классификац</text:span><text:span text:style-name="T2">ия) - </text:span><text:span text:style-name="T2">Патентное </text:span><text:span text:style-name="T2">право, </text:span><text:span text:style-name="T2">авторское </text:span><text:span text:style-name="T2">право, </text:span><text:span text:style-name="T2">индивидуаль</text:span><text:span text:style-name="T2">ные идеи, </text:span><text:span text:style-name="T2">общественн</text:span><text:span text:style-name="T2">ые идеи.</text:span> <text:span text:style-name="T3">Связи идей </text:span><text:span text:style-name="T3">— </text:span><text:span text:style-name="T3">классификац</text:span><text:span text:style-name="T3">ия </text:span><text:span text:style-name="T3">мировоззрен</text:span><text:span text:style-name="T3">ий</text:span></text:p>
          </table:table-cell>
          <table:table-cell table:style-name="ce3" office:value-type="string">
            <text:p>Признак — наличие слов. <text:s text:c="5"/><text:span text:style-name="T2">Свойства </text:span><text:span text:style-name="T2">языков. </text:span><text:span text:style-name="T2">Классифика</text:span><text:span text:style-name="T2">ция языков,</text:span><text:span text:style-name="T4"> </text:span><text:span text:style-name="T3">связи </text:span><text:span text:style-name="T3">языков.</text:span></text:p>
          </table:table-cell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text:span text:style-name="T3">Связи между </text:span><text:span text:style-name="T3"><text:s/></text:span><text:span text:style-name="T3">поведениями </text:span><text:span text:style-name="T3">?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3">
          <table:table-cell office:value-type="string">
            <text:p>Социально-психологический</text:p>
          </table:table-cell>
          <table:table-cell office:value-type="string">
            <text:p>идеи</text:p>
          </table:table-cell>
          <table:table-cell table:style-name="ce2" office:value-type="string">
            <text:p>социальная психология</text:p>
          </table:table-cell>
          <table:table-cell table:style-name="ce4" office:value-type="string">
            <text:p><text:span text:style-name="T1">Признак — </text:span><text:span text:style-name="T1">способность </text:span><text:span text:style-name="T1">думать.</text:span> <text:span text:style-name="T2">Свойства — </text:span><text:span text:style-name="T2">классификац</text:span><text:span text:style-name="T2">ия </text:span><text:span text:style-name="T2">мышлений, </text:span><text:span text:style-name="T2">иерархия </text:span><text:span text:style-name="T2">мышлений </text:span><text:span text:style-name="T2">(логическое, </text:span><text:span text:style-name="T2">абстрактное, </text:span><text:span text:style-name="T2">образное и </text:span><text:span text:style-name="T2">пр). <text:s text:c="6"/></text:span><text:s/><text:span text:style-name="T3">Связи между </text:span><text:span text:style-name="T3">символами </text:span><text:span text:style-name="T3">— разные </text:span><text:span text:style-name="T3">логики</text:span></text:p>
          </table:table-cell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table:number-columns-repeated="1014"/>
        </table:table-row>
        <table:table-row table:style-name="ro4">
          <table:table-cell office:value-type="string">
            <text:p>психологический</text:p>
          </table:table-cell>
          <table:table-cell office:value-type="string">
            <text:p>язык</text:p>
          </table:table-cell>
          <table:table-cell office:value-type="string">
            <text:p>мышление</text:p>
          </table:table-cell>
          <table:table-cell table:style-name="ce2" office:value-type="string">
            <text:p>психология</text:p>
          </table:table-cell>
          <table:table-cell office:value-type="string">
            <text:p><text:span text:style-name="T1">Признак - как </text:span><text:span text:style-name="T1">выглядит</text:span> . <text:span text:style-name="T2">Свойства - <text:s/></text:span><text:span text:style-name="T2">классификац</text:span><text:span text:style-name="T2">ия внешнего </text:span><text:span text:style-name="T2">вида </text:span><text:span text:style-name="T2">(привлекател</text:span><text:span text:style-name="T2">ьные, </text:span><text:span text:style-name="T2">непривлекат</text:span><text:span text:style-name="T2">ельные, </text:span><text:span text:style-name="T2">агрессивные </text:span><text:span text:style-name="T2">и прочие). </text:span><text:span text:style-name="T2">По Морено, </text:span><text:span text:style-name="T2">например. </text:span><text:span text:style-name="T3">Связи</text:span> - ?</text:p>
          </table:table-cell>
          <table:table-cell office:value-type="string">
            <text:p><text:span text:style-name="T1">Признак — </text:span><text:span text:style-name="T1">активность. </text:span><text:s/><text:span text:style-name="T2">Свойства — </text:span><text:span text:style-name="T2">классификац</text:span><text:span text:style-name="T2">ия </text:span><text:span text:style-name="T2">активностей </text:span><text:span text:style-name="T2">— </text:span><text:span text:style-name="T2">гиперактивн</text:span><text:span text:style-name="T2">ый, </text:span><text:span text:style-name="T2">спокойный, </text:span><text:span text:style-name="T2">депрессивны</text:span><text:span text:style-name="T2">й, </text:span><text:span text:style-name="T2">заторможенн</text:span><text:span text:style-name="T2">ые. </text:span><text:span text:style-name="T3">Связи?</text:span></text:p>
          </table:table-cell>
          <table:table-cell table:number-columns-repeated="1014"/>
        </table:table-row>
        <table:table-row table:style-name="ro5">
          <table:table-cell office:value-type="string">
            <text:p>динамический</text:p>
          </table:table-cell>
          <table:table-cell office:value-type="string">
            <text:p>поведение</text:p>
          </table:table-cell>
          <table:table-cell office:value-type="string">
            <text:p>взаимодействие </text:p>
          </table:table-cell>
          <table:table-cell office:value-type="string">
            <text:p>активность</text:p>
          </table:table-cell>
          <table:table-cell table:style-name="ce2" office:value-type="string">
            <text:p>динамика</text:p>
          </table:table-cell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text:span text:style-name="T3">Связи — </text:span><text:span text:style-name="T3">системы </text:span><text:span text:style-name="T3">единиц </text:span><text:span text:style-name="T3">измерения.</text:span></text:p>
          </table:table-cell>
          <table:table-cell table:number-columns-repeated="1014"/>
        </table:table-row>
        <table:table-row table:style-name="ro6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группы непосредственного взаимодействия, статус в них</text:p>
          </table:table-cell>
          <table:table-cell office:value-type="string">
            <text:p>внешний вид</text:p>
          </table:table-cell>
          <table:table-cell office:value-type="string">
            <text:p>мер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7" table:number-rows-repeated="65529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0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3T10:24:46</meta:creation-date>
    <dc:date>2010-02-23T10:27:15</dc:date>
    <dc:creator>simon kordonsky</dc:creator>
    <meta:editing-duration>PT00H02M29S</meta:editing-duration>
    <meta:editing-cycles>1</meta:editing-cycles>
    <meta:document-statistic meta:table-count="3" meta:cell-count="35" meta:object-count="0"/>
    <meta:generator>OpenOffice.org/3.2$Unix OpenOffice.org_project/320m9$Build-9476</meta:generator>
  </office:meta>
</office:document-meta>
</file>